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 Light Condensed" svg:font-family="'Bahnschrift Light Condensed'" style:font-adornments="Light Condensed" style:font-family-generic="swiss" style:font-pitch="variable"/>
    <style:font-face style:name="Bahnschrift Light Condensed1" svg:font-family="'Bahnschrift Light Condensed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ama Nueva" svg:font-family="'Miama Nueva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serif" fo:font-size="11pt" fo:letter-spacing="normal" fo:font-style="normal" fo:font-weight="normal" officeooo:rsid="001b9c79" officeooo:paragraph-rsid="0006927f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serif" fo:font-size="11pt" fo:letter-spacing="normal" fo:font-style="normal" fo:font-weight="normal" officeooo:rsid="001b9c79" officeooo:paragraph-rsid="0006927f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serif" fo:font-size="15pt" fo:letter-spacing="normal" fo:font-style="normal" fo:font-weight="normal" officeooo:rsid="0006927f" officeooo:paragraph-rsid="0006927f" style:font-size-asian="15pt" style:font-size-complex="15pt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serif" fo:font-size="10pt" fo:letter-spacing="normal" fo:font-style="normal" fo:font-weight="normal" officeooo:paragraph-rsid="00095e02" style:font-size-asian="10pt" style:font-size-complex="10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officeooo:paragraph-rsid="000998a4" style:font-size-asian="11pt" style:font-size-complex="11pt"/>
    </style:style>
    <style:style style:name="P7" style:family="paragraph" style:parent-style-name="Standard">
      <style:text-properties officeooo:rsid="00095e02" officeooo:paragraph-rsid="00095e02"/>
    </style:style>
    <style:style style:name="P8" style:family="paragraph" style:parent-style-name="Standard">
      <style:text-properties style:font-name="Courier New"/>
    </style:style>
    <style:style style:name="P9" style:family="paragraph" style:parent-style-name="Standard">
      <style:text-properties style:font-name="Courier New" fo:font-size="7pt" officeooo:paragraph-rsid="000a6aca" style:font-size-asian="7pt" style:font-size-complex="7pt"/>
    </style:style>
    <style:style style:name="P10" style:family="paragraph" style:parent-style-name="Standard">
      <style:text-properties style:font-name="Courier New" fo:font-size="7pt" style:font-size-asian="7pt" style:font-size-complex="7pt"/>
    </style:style>
    <style:style style:name="P11" style:family="paragraph" style:parent-style-name="Heading_20_2">
      <style:paragraph-properties fo:text-align="center" style:justify-single-word="false"/>
      <style:text-properties fo:font-variant="normal" fo:text-transform="none" fo:color="#000000" loext:opacity="100%" style:font-name="serif" fo:font-size="20pt" fo:letter-spacing="normal" fo:font-style="normal" fo:font-weight="normal" officeooo:paragraph-rsid="0006927f" style:font-size-asian="20pt" style:font-size-complex="20pt"/>
    </style:style>
    <style:style style:name="P12" style:family="paragraph" style:parent-style-name="Heading_20_3">
      <style:paragraph-properties fo:text-align="center" style:justify-single-word="false"/>
      <style:text-properties fo:font-size="32pt" officeooo:paragraph-rsid="0006927f" style:font-size-asian="32pt" style:font-size-complex="32pt"/>
    </style:style>
    <style:style style:name="P13" style:family="paragraph" style:parent-style-name="Standard">
      <style:text-properties fo:font-size="11pt" officeooo:paragraph-rsid="000e98f0" style:font-size-asian="11pt" style:font-size-complex="11pt"/>
    </style:style>
    <style:style style:name="T1" style:family="text">
      <style:text-properties officeooo:rsid="00095e02"/>
    </style:style>
    <style:style style:name="T2" style:family="text">
      <style:text-properties style:font-name="Miama Nueva" fo:font-size="18pt" officeooo:rsid="00095e02" style:font-size-asian="18pt" style:font-size-complex="18pt"/>
    </style:style>
    <style:style style:name="T3" style:family="text">
      <style:text-properties style:font-name="Miama Nueva" fo:font-size="18pt" officeooo:rsid="000998a4" style:font-size-asian="18pt" style:font-size-complex="18pt"/>
    </style:style>
    <style:style style:name="T4" style:family="text">
      <style:text-properties officeooo:rsid="000998a4"/>
    </style:style>
    <style:style style:name="T5" style:family="text">
      <style:text-properties officeooo:rsid="000a6aca"/>
    </style:style>
    <style:style style:name="T6" style:family="text">
      <style:text-properties officeooo:rsid="000e98f0"/>
    </style:style>
    <style:style style:name="T7" style:family="text">
      <style:text-properties officeooo:rsid="000fb6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7"/>
      <text:p text:style-name="P6"><text:tab/><text:span text:style-name="T2">Paulus</text:span><text:span text:style-name="T1">, <text:s/>le petit, empli du souffle appose </text:span></text:p>
      <text:p text:style-name="P6"><text:span text:style-name="T1"><text:tab/></text:span><text:span text:style-name="T4">une </text:span><text:span text:style-name="T1">épistole afin de garder des faux docteurs, </text:span></text:p>
      <text:p text:style-name="P6"><text:span text:style-name="T1"><text:tab/>des légalistes </text:span><text:span text:style-name="T4">slcérosés par l’effet de la loi.</text:span></text:p>
      <text:p text:style-name="P5"/>
      <text:p text:style-name="P5"/>
      <text:p text:style-name="P5"><text:span text:style-name="T2"><text:tab/>Galates</text:span><text:span text:style-name="T1">, <text:s/>dé-tournés au-travers des loups,</text:span></text:p>
      <text:p text:style-name="P5"><text:tab/><text:span text:style-name="T1">les brebis des loups, ayant ceux-ci pour dessein</text:span></text:p>
      <text:p text:style-name="P6"><text:tab/><text:span text:style-name="T1">de remettre sous le joug de la lo</text:span><text:span text:style-name="T4">i </text:span><text:span text:style-name="T7">interprétée.</text:span></text:p>
      <text:p text:style-name="P5"/>
      <text:p text:style-name="P5"/>
      <text:p text:style-name="P5"><text:tab/><text:span text:style-name="T3">Loi</text:span><text:span text:style-name="T4">, <text:s/>ayant pour but de conduire les êtres, </text:span></text:p>
      <text:p text:style-name="P5"><text:tab/><text:span text:style-name="T4">par logique humaine, l’entendement,</text:span></text:p>
      <text:p text:style-name="P5"><text:tab/><text:span text:style-name="T4">le psyché, sans Dieu, à la mort.</text:span></text:p>
      <text:p text:style-name="P6"><text:tab/></text:p>
      <text:p text:style-name="P6"/>
      <text:p text:style-name="P6"><text:span text:style-name="T3"><text:tab/>Souffle</text:span><text:span text:style-name="T4">, <text:s/>ayant pour but de conduire les êtres,</text:span></text:p>
      <text:p text:style-name="P13"><text:tab/><text:span text:style-name="T4">par <text:s text:c="9"/></text:span><text:span text:style-name="T6">écoute de Dieu</text:span><text:span text:style-name="T4">, en Dieu, </text:span><text:span text:style-name="T6">loin</text:span><text:span text:style-name="T4"> du mauvais, </text:span></text:p>
      <text:p text:style-name="P13"><text:span text:style-name="T4"><text:tab/></text:span><text:span text:style-name="T6">en</text:span><text:span text:style-name="T4"> sainteté dans une écoute soumise au Christ.</text:span></text:p>
      <text:p text:style-name="P5"><text:tab/></text:p>
      <text:p text:style-name="P5"/>
      <text:p text:style-name="P8"/>
      <text:p text:style-name="P8"/>
      <text:p text:style-name="P10"/>
      <text:p text:style-name="P10"/>
      <text:p text:style-name="P10"/>
      <text:p text:style-name="P10"/>
      <text:p text:style-name="P10"><text:tab/><text:span text:style-name="T4">S</text:span><text:span text:style-name="T5">e</text:span><text:span text:style-name="T4">bastien Debiais Gao</text:span></text:p>
      <text:p text:style-name="P9"><text:tab/><text:span text:style-name="T4">Tingting </text:span><text:span text:style-name="T5">&amp; </text:span><text:span text:style-name="T4">Diane</text:span></text:p>
      <text:p text:style-name="P10"><text:tab/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h text:style-name="P12" text:outline-level="3"><text:span text:style-name="T1">G</text:span>ALATES</text:h>
      <text:h text:style-name="P11" text:outline-level="2">Γαλάτης</text:h>
      <text:p text:style-name="P4"/>
      <text:p text:style-name="P4">« « «</text:p>
      <text:p text:style-name="P4">Du sortant des travaux de la loi</text:p>
      <text:p text:style-name="P4">le souffle vous prîtes ou</text:p>
      <text:p text:style-name="P4">du sortant de l'écoute de la croyance ?</text:p>
      <text:p text:style-name="P4">» » »</text:p>
      <text:p text:style-name="P2"/>
      <text:p text:style-name="P1"/>
      <text:p text:style-name="P1"/>
      <text:p text:style-name="P1"/>
      <text:p text:style-name="P1"/>
      <text:p text:style-name="P1"/>
      <text:p text:style-name="P1">Ȼ Domaine public</text:p>
      <text:p text:style-name="P3">Septembre 20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 Light Condensed" svg:font-family="'Bahnschrift Light Condensed'" style:font-adornments="Light Condensed" style:font-family-generic="swiss" style:font-pitch="variable"/>
    <style:font-face style:name="Bahnschrift Light Condensed1" svg:font-family="'Bahnschrift Light Condensed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ama Nueva" svg:font-family="'Miama Nueva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23cm" fo:page-height="15.88cm" style:num-format="1" style:print-orientation="landscape" fo:margin-top="0.319cm" fo:margin-bottom="0.319cm" fo:margin-left="0.319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268cm">
          <style:column style:rel-width="32767*" fo:start-indent="0cm" fo:end-indent="0.134cm"/>
          <style:column style:rel-width="32768*" fo:start-indent="0.13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04:42:49.482000000</meta:creation-date>
    <dc:date>2022-09-06T04:10:44.333000000</dc:date>
    <meta:editing-duration>PT1H26M55S</meta:editing-duration>
    <meta:editing-cycles>10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7" meta:word-count="128" meta:character-count="738" meta:non-whitespace-character-count="598"/>
  </office:meta>
</office:document-meta>
</file>